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3a2f1" officeooo:paragraph-rsid="0003a2f1"/>
    </style:style>
    <style:style style:name="P2" style:family="paragraph" style:parent-style-name="Standard">
      <style:text-properties officeooo:rsid="0003a2f1" officeooo:paragraph-rsid="000915d5"/>
    </style:style>
    <style:style style:name="P3" style:family="paragraph" style:parent-style-name="Standard">
      <style:text-properties officeooo:rsid="0003a2f1" officeooo:paragraph-rsid="000ac3af"/>
    </style:style>
    <style:style style:name="P4" style:family="paragraph" style:parent-style-name="Standard">
      <style:text-properties officeooo:rsid="0003a2f1" officeooo:paragraph-rsid="0016ee3f"/>
    </style:style>
    <style:style style:name="P5" style:family="paragraph" style:parent-style-name="Standard">
      <style:text-properties fo:font-size="16pt" fo:font-weight="bold" officeooo:rsid="0003a2f1" officeooo:paragraph-rsid="0003a2f1" style:font-size-asian="16pt" style:font-weight-asian="bold" style:font-size-complex="16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15d5" officeooo:paragraph-rsid="000ac3a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3a2f1" officeooo:paragraph-rsid="000ac3af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6ee3f" officeooo:paragraph-rsid="0016ee3f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8ddff" officeooo:paragraph-rsid="0016ee3f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332c3" officeooo:paragraph-rsid="0016ee3f"/>
    </style:style>
    <style:style style:name="P11" style:family="paragraph" style:parent-style-name="Standard">
      <style:text-properties fo:font-size="10pt" fo:font-weight="normal" officeooo:rsid="000ac3af" officeooo:paragraph-rsid="000ac3a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16ee3f" officeooo:paragraph-rsid="0018ddff"/>
    </style:style>
    <style:style style:name="P13" style:family="paragraph" style:parent-style-name="Standard">
      <style:paragraph-properties fo:text-align="justify" style:justify-single-word="false"/>
      <style:text-properties officeooo:rsid="0016ee3f" officeooo:paragraph-rsid="0019cca1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03a2f1" officeooo:paragraph-rsid="0016ee3f"/>
    </style:style>
    <style:style style:name="P15" style:family="paragraph" style:parent-style-name="Standard">
      <style:paragraph-properties fo:text-align="justify" style:justify-single-word="false"/>
      <style:text-properties style:text-underline-style="none" officeooo:rsid="001332c3" officeooo:paragraph-rsid="0016ee3f"/>
    </style:style>
    <style:style style:name="P16" style:family="paragraph" style:parent-style-name="Standard">
      <style:paragraph-properties fo:text-align="justify" style:justify-single-word="false"/>
      <style:text-properties officeooo:rsid="001eb999" officeooo:paragraph-rsid="001eb999"/>
    </style:style>
    <style:style style:name="P17" style:family="paragraph" style:parent-style-name="Standard">
      <style:paragraph-properties fo:text-align="justify" style:justify-single-word="false"/>
      <style:text-properties style:text-underline-style="none" officeooo:rsid="001332c3" officeooo:paragraph-rsid="001eb999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7c5ab"/>
    </style:style>
    <style:style style:name="T3" style:family="text">
      <style:text-properties style:text-underline-style="none" officeooo:rsid="001332c3"/>
    </style:style>
    <style:style style:name="T4" style:family="text">
      <style:text-properties style:text-underline-style="none" officeooo:rsid="00188456"/>
    </style:style>
    <style:style style:name="T5" style:family="text">
      <style:text-properties style:text-underline-style="none" officeooo:rsid="0018ddff"/>
    </style:style>
    <style:style style:name="T6" style:family="text">
      <style:text-properties style:text-underline-style="none" officeooo:rsid="0019cca1"/>
    </style:style>
    <style:style style:name="T7" style:family="text">
      <style:text-properties style:text-underline-style="none" officeooo:rsid="001b1035"/>
    </style:style>
    <style:style style:name="T8" style:family="text">
      <style:text-properties style:text-position="super 58%" style:text-underline-style="none" fo:font-weight="bold" officeooo:rsid="000915d5" style:font-size-asian="10.5pt" style:font-weight-asian="bold" style:font-weight-complex="bold"/>
    </style:style>
    <style:style style:name="T9" style:family="text">
      <style:text-properties officeooo:rsid="001332c3"/>
    </style:style>
    <style:style style:name="T10" style:family="text">
      <style:text-properties officeooo:rsid="0016ee3f"/>
    </style:style>
    <style:style style:name="T11" style:family="text">
      <style:text-properties officeooo:rsid="00188456"/>
    </style:style>
    <style:style style:name="T12" style:family="text">
      <style:text-properties officeooo:rsid="001b36d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10">Parental Consent</text:span> <text:s/></text:p>
      <text:p text:style-name="P5"/>
      <text:p text:style-name="P3"><text:span text:style-name="T10">Name of the Child</text:span>:<text:tab/><text:tab/><text:tab/><text:tab/><text:tab/>__________________________________</text:p>
      <text:p text:style-name="P3"/>
      <text:p text:style-name="P4"><text:span text:style-name="T10">Name of the Parent or Guardian</text:span>:<text:tab/><text:tab/>__________________________________</text:p>
      <text:p text:style-name="P7"/>
      <text:p text:style-name="P8"><text:span text:style-name="T9">Use of computer</text:span>s and Internet<text:span text:style-name="T9">:</text:span></text:p>
      <text:p text:style-name="P17">As the parent or guardian, I understand that computer access is provided for educational purposes,</text:p>
      <text:p text:style-name="P16"><text:span text:style-name="T3">and that student use for any other purpose is inappropriate. I recognize it is impossible for KYOTO LESSON to restrict access to all inappropriate materials, and I shall not hold KYOTO LESSON <text:s/>responsible for materials acquired </text:span><text:span text:style-name="T1">during the class</text:span><text:span text:style-name="T3">. I hereby give permission for my child to use technology resources at KYOTO LESSON.</text:span></text:p>
      <text:p text:style-name="P15"/>
      <text:p text:style-name="P8">Sharing my <text:span text:style-name="T9">personal data </text:span>with <text:span text:style-name="T9">other parents:</text:span></text:p>
      <text:p text:style-name="P12"><text:span text:style-name="T3">I authorize / I do not authorize</text:span><text:span text:style-name="T8">(1)</text:span><text:span text:style-name="T2"> </text:span><text:span text:style-name="T3">KYOTO LESSON to communicate to other parents of children enrolled in KYOTO LESSON my mobile number and / or my e-mail address (for example to facilitate documents </text:span><text:span text:style-name="T4">sharing </text:span><text:span text:style-name="T3">by e-mail or chat and allow the child to work on group projects).</text:span></text:p>
      <text:p text:style-name="P15"/>
      <text:p text:style-name="P9">Child photos and videos:</text:p>
      <text:p text:style-name="P13"><text:span text:style-name="T3">I authorize / I do not authorize</text:span><text:span text:style-name="T8">(1)</text:span><text:span text:style-name="T2"> </text:span><text:span text:style-name="T3">KYOTO LESSON to take </text:span><text:span text:style-name="T4">p</text:span><text:span text:style-name="T6">hotos</text:span><text:span text:style-name="T4"> and video</text:span><text:span text:style-name="T5">s</text:span><text:span text:style-name="T4"> of </text:span><text:span text:style-name="T3">my child </text:span><text:span text:style-name="T4">during the lesson</text:span><text:span text:style-name="T5">s</text:span><text:span text:style-name="T3"> </text:span><text:span text:style-name="T6">and to have full rights to </text:span><text:span text:style-name="T4">use</text:span><text:span text:style-name="T6"> these photos and videos</text:span><text:span text:style-name="T4"> for </text:span><text:span text:style-name="T3">exhibition, </text:span><text:span text:style-name="T6">publicity</text:span><text:span text:style-name="T3"> and website of KYOTO LESSON </text:span><text:span text:style-name="T4">as well as </text:span><text:span text:style-name="T3">press </text:span><text:span text:style-name="T6">releases</text:span><text:span text:style-name="T3">.</text:span></text:p>
      <text:p text:style-name="P15"/>
      <text:p text:style-name="P10">Authorization to go back home alone:</text:p>
      <text:p text:style-name="P13"><text:span text:style-name="T3">I </text:span><text:span text:style-name="T6">give permission</text:span><text:span text:style-name="T3"> / I </text:span><text:span text:style-name="T6">do not give permission</text:span><text:span text:style-name="T8">(1)</text:span><text:span text:style-name="T2"> </text:span><text:span text:style-name="T7">to</text:span><text:span text:style-name="T6"> my child to go back home (or to another specified destination) on their own after the class. I have explained to my child the safety aspects of going home on their own. I understand that it is the responsibility of the parents, and not the school, once my child has left the school premises.</text:span></text:p>
      <text:p text:style-name="P15"/>
      <text:p text:style-name="P15"/>
      <text:p text:style-name="P14"/>
      <text:p text:style-name="P6">Date <text:span text:style-name="T12">and Signature</text:span>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(1) <text:span text:style-name="T11">Strikeout the part that does not apply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21:40:52.153766555</meta:creation-date>
    <dc:date>2018-10-03T21:28:15.027937451</dc:date>
    <meta:editing-duration>PT11H42M26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71" meta:character-count="1619" meta:non-whitespace-character-count="1354"/>
  </office:meta>
</office:document-meta>
</file>